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38cm" fo:min-width="7.044cm"/>
    </style:style>
    <style:style style:name="gr2" style:family="graphic" style:parent-style-name="standard">
      <style:graphic-properties draw:textarea-horizontal-align="justify" draw:textarea-vertical-align="middle" draw:auto-grow-height="false" fo:min-height="5.7cm" fo:min-width="7.04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8.89cm" svg:x="5.826cm" svg:y="6.842cm">
          <text:p text:style-name="P1">Archana Ahilan</text:p>
          <text:p text:style-name="P1">17020042</text:p>
          <text:p text:style-name="P1"/>
          <text:p text:style-name="P1">Aathil Aham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668cm" svg:height="8.414cm" svg:x="4.937cm" svg:y="18.5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11.919926864</meta:creation-date>
    <dc:date>2018-02-19T16:03:22.095205903</dc:date>
    <meta:editing-duration>PT2M16S</meta:editing-duration>
    <meta:editing-cycles>3</meta:editing-cycles>
    <meta:generator>LibreOffice/5.1.6.2$Linux_X86_64 LibreOffice_project/10m0$Build-2</meta:generator>
    <meta:document-statistic meta:object-count="2"/>
  </office:meta>
</office:document-meta>
</file>